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B2AA4E6A4F6D2D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padmaa-Bold.1.1" svg:font-family="padmaa-Bold.1.1" style:font-adornments="Bold Italic" style:font-pitch="variable"/>
    <style:font-face style:name="padmaa-Bold.1.11" svg:font-family="padmaa-Bold.1.1" style:font-adornments="Bold.1.1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913cm" fo:min-width="0.662cm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draw:marker-start-width="0.359cm" draw:marker-end-width="0.359cm" draw:fill="bitmap" draw:fill-image-name="_35__20_Percent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0.7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0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</style:style>
    <style:style style:name="gr13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5cm" fo:min-width="0.649cm"/>
    </style:style>
    <style:style style:name="gr15" style:family="graphic" style:parent-style-name="standard">
      <style:graphic-properties draw:stroke="none" draw:fill="none" fo:min-height="1.5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bitmap" draw:fill-image-name="_35__20_Percent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ff0000" fo:font-weight="bold" style:font-weight-asian="bold" style:font-weight-complex="bold"/>
    </style:style>
    <style:style style:name="P9" style:family="paragraph">
      <loext:graphic-properties draw:fill="none"/>
      <style:text-properties style:font-name="padmaa-Bold.1.11" fo:font-size="18pt" style:font-size-asian="18pt" style:font-size-complex="18pt"/>
    </style:style>
    <style:style style:name="T1" style:family="text">
      <style:text-properties style:text-position="-33% 58%"/>
    </style:style>
    <style:style style:name="T2" style:family="text">
      <style:text-properties style:text-position="0% 100%" style:font-name="Liberation Sans1" style:font-name-asian="Liberation Serif1" style:font-name-complex="Liberation Serif1"/>
    </style:style>
    <style:style style:name="T3" style:family="text">
      <style:text-properties style:text-position="-33% 58%" style:font-name="Liberation Sans1" style:font-name-asian="Liberation Serif1" style:font-name-complex="Liberation Serif1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ff0000" style:font-name="padmaa-Bold.1.1" fo:font-size="18pt" fo:font-style="normal" fo:font-weight="bold" style:font-size-asian="18pt" style:font-weight-asian="bold" style:font-size-complex="18pt" style:font-weight-complex="bold"/>
    </style:style>
    <style:style style:name="T6" style:family="text">
      <style:text-properties fo:color="#ff0000" style:text-position="-33% 58%" style:font-name="padmaa-Bold.1.1" fo:font-size="18pt" fo:font-style="normal" fo:font-weight="bold" style:font-size-asian="18pt" style:font-weight-asian="bold" style:font-size-complex="18pt" style:font-weight-complex="bold"/>
    </style:style>
    <style:style style:name="T7" style:family="text">
      <style:text-properties fo:color="#ff0000" style:text-position="0% 100%" style:font-name="padmaa-Bold.1.1" fo:font-size="18pt" fo:font-style="normal" fo:font-weight="bold" style:font-size-asian="18pt" style:font-weight-asian="bold" style:font-size-complex="18pt" style:font-weight-complex="bold"/>
    </style:style>
    <style:style style:name="T8" style:family="text">
      <style:text-properties fo:color="#ff0000" style:text-position="0% 100%" style:font-name="padmaa-Bold.1.11" fo:font-size="18pt" fo:font-weight="bold" style:font-size-asian="18pt" style:font-size-complex="18pt"/>
    </style:style>
    <style:style style:name="T9" style:family="text">
      <style:text-properties fo:color="#ff0000" style:text-position="-33% 58%" style:font-name="padmaa-Bold.1.11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line draw:style-name="gr1" draw:text-style-name="P1" draw:layer="layout" svg:x1="15.5cm" svg:y1="2.19cm" svg:x2="15.394cm" svg:y2="2.529cm">
            <text:p/>
          </draw:line>
          <draw:line draw:style-name="gr1" draw:text-style-name="P1" draw:layer="layout" svg:x1="15.112cm" svg:y1="1.866cm" svg:x2="15.397cm" svg:y2="2.527cm">
            <text:p/>
          </draw:line>
          <draw:line draw:style-name="gr1" draw:text-style-name="P1" draw:layer="layout" svg:x1="14.612cm" svg:y1="1.856cm" svg:x2="14.39cm" svg:y2="2.546cm">
            <text:p/>
          </draw:line>
          <draw:line draw:style-name="gr1" draw:text-style-name="P1" draw:layer="layout" svg:x1="15.123cm" svg:y1="1.85cm" svg:x2="14.901cm" svg:y2="2.54cm">
            <text:p/>
          </draw:line>
          <draw:line draw:style-name="gr1" draw:text-style-name="P1" draw:layer="layout" svg:x1="14.603cm" svg:y1="1.861cm" svg:x2="14.888cm" svg:y2="2.522cm">
            <text:p/>
          </draw:line>
          <draw:line draw:style-name="gr1" draw:text-style-name="P1" draw:layer="layout" svg:x1="14.1cm" svg:y1="1.889cm" svg:x2="14.385cm" svg:y2="2.55cm">
            <text:p/>
          </draw:line>
          <draw:line draw:style-name="gr1" draw:text-style-name="P1" draw:layer="layout" svg:x1="14.106cm" svg:y1="1.922cm" svg:x2="14cm" svg:y2="2.261cm">
            <text:p/>
          </draw:line>
        </draw:g>
        <draw:custom-shape draw:style-name="gr2" draw:text-style-name="P2" xml:id="id1" draw:id="id1" draw:layer="layout" svg:width="1.642cm" svg:height="1.643cm" svg:x="0.314cm" svg:y="3.15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3" draw:text-style-name="P1" draw:layer="layout" svg:x1="2.6cm" svg:y1="1.389cm" svg:x2="3.065cm" svg:y2="1.389cm">
            <text:p/>
          </draw:line>
          <draw:line draw:style-name="gr3" draw:text-style-name="P1" draw:layer="layout" svg:x1="3.069cm" svg:y1="2.1cm" svg:x2="3.069cm" svg:y2="0.68cm">
            <text:p/>
          </draw:line>
          <draw:line draw:style-name="gr3" draw:text-style-name="P1" draw:layer="layout" svg:x1="3.537cm" svg:y1="2.099cm" svg:x2="3.537cm" svg:y2="0.679cm">
            <text:p/>
          </draw:line>
          <draw:line draw:style-name="gr3" draw:text-style-name="P1" draw:layer="layout" svg:x1="3.535cm" svg:y1="1.389cm" svg:x2="4cm" svg:y2="1.389cm">
            <text:p/>
          </draw:line>
        </draw:g>
        <draw:g xml:id="id5" draw:id="id5">
          <draw:line draw:style-name="gr1" draw:text-style-name="P1" draw:layer="layout" svg:x1="7.54cm" svg:y1="5.097cm" svg:x2="7.879cm" svg:y2="5.189cm">
            <text:p/>
          </draw:line>
          <draw:line draw:style-name="gr1" draw:text-style-name="P1" draw:layer="layout" svg:x1="7.216cm" svg:y1="5.434cm" svg:x2="7.877cm" svg:y2="5.186cm">
            <text:p/>
          </draw:line>
          <draw:line draw:style-name="gr1" draw:text-style-name="P1" draw:layer="layout" svg:x1="7.206cm" svg:y1="5.868cm" svg:x2="7.896cm" svg:y2="6.061cm">
            <text:p/>
          </draw:line>
          <draw:line draw:style-name="gr1" draw:text-style-name="P1" draw:layer="layout" svg:x1="7.2cm" svg:y1="5.424cm" svg:x2="7.89cm" svg:y2="5.617cm">
            <text:p/>
          </draw:line>
          <draw:line draw:style-name="gr1" draw:text-style-name="P1" draw:layer="layout" svg:x1="7.211cm" svg:y1="5.876cm" svg:x2="7.872cm" svg:y2="5.628cm">
            <text:p/>
          </draw:line>
          <draw:line draw:style-name="gr1" draw:text-style-name="P1" draw:layer="layout" svg:x1="7.239cm" svg:y1="6.314cm" svg:x2="7.9cm" svg:y2="6.066cm">
            <text:p/>
          </draw:line>
          <draw:line draw:style-name="gr1" draw:text-style-name="P1" draw:layer="layout" svg:x1="7.272cm" svg:y1="6.308cm" svg:x2="7.611cm" svg:y2="6.4cm">
            <text:p/>
          </draw:line>
        </draw:g>
        <draw:g xml:id="id3" draw:id="id3">
          <draw:line draw:style-name="gr1" draw:text-style-name="P1" draw:layer="layout" svg:x1="5.533cm" svg:y1="4.2cm" svg:x2="5.198cm" svg:y2="4.106cm">
            <text:p/>
          </draw:line>
          <draw:line draw:style-name="gr1" draw:text-style-name="P1" draw:layer="layout" svg:x1="5.871cm" svg:y1="3.882cm" svg:x2="5.199cm" svg:y2="4.108cm">
            <text:p/>
          </draw:line>
          <draw:line draw:style-name="gr1" draw:text-style-name="P1" draw:layer="layout" svg:x1="5.9cm" svg:y1="3.466cm" svg:x2="5.219cm" svg:y2="3.269cm">
            <text:p/>
          </draw:line>
          <draw:line draw:style-name="gr1" draw:text-style-name="P1" draw:layer="layout" svg:x1="5.887cm" svg:y1="3.892cm" svg:x2="5.206cm" svg:y2="3.695cm">
            <text:p/>
          </draw:line>
          <draw:line draw:style-name="gr1" draw:text-style-name="P1" draw:layer="layout" svg:x1="5.896cm" svg:y1="3.458cm" svg:x2="5.224cm" svg:y2="3.684cm">
            <text:p/>
          </draw:line>
          <draw:line draw:style-name="gr1" draw:text-style-name="P1" draw:layer="layout" svg:x1="5.888cm" svg:y1="3.038cm" svg:x2="5.216cm" svg:y2="3.264cm">
            <text:p/>
          </draw:line>
          <draw:line draw:style-name="gr1" draw:text-style-name="P1" draw:layer="layout" svg:x1="5.854cm" svg:y1="3.043cm" svg:x2="5.519cm" svg:y2="2.949cm">
            <text:p/>
          </draw:line>
        </draw:g>
        <draw:g xml:id="id4" draw:id="id4">
          <draw:line draw:style-name="gr1" draw:text-style-name="P1" draw:layer="layout" svg:x1="11.151cm" svg:y1="4.491cm" svg:x2="11.056cm" svg:y2="4.83cm">
            <text:p/>
          </draw:line>
          <draw:line draw:style-name="gr1" draw:text-style-name="P1" draw:layer="layout" svg:x1="10.802cm" svg:y1="4.167cm" svg:x2="11.059cm" svg:y2="4.828cm">
            <text:p/>
          </draw:line>
          <draw:line draw:style-name="gr1" draw:text-style-name="P1" draw:layer="layout" svg:x1="10.351cm" svg:y1="4.157cm" svg:x2="10.151cm" svg:y2="4.847cm">
            <text:p/>
          </draw:line>
          <draw:line draw:style-name="gr1" draw:text-style-name="P1" draw:layer="layout" svg:x1="10.811cm" svg:y1="4.151cm" svg:x2="10.611cm" svg:y2="4.841cm">
            <text:p/>
          </draw:line>
          <draw:line draw:style-name="gr1" draw:text-style-name="P1" draw:layer="layout" svg:x1="10.343cm" svg:y1="4.162cm" svg:x2="10.6cm" svg:y2="4.823cm">
            <text:p/>
          </draw:line>
          <draw:line draw:style-name="gr1" draw:text-style-name="P1" draw:layer="layout" svg:x1="9.89cm" svg:y1="4.19cm" svg:x2="10.147cm" svg:y2="4.851cm">
            <text:p/>
          </draw:line>
          <draw:line draw:style-name="gr1" draw:text-style-name="P1" draw:layer="layout" svg:x1="9.895cm" svg:y1="4.223cm" svg:x2="9.8cm" svg:y2="4.562cm">
            <text:p/>
          </draw:line>
        </draw:g>
        <draw:connector draw:style-name="gr4" draw:text-style-name="P3" draw:layer="layout" svg:x1="1.135cm" svg:y1="3.157cm" svg:x2="2.6cm" svg:y2="1.389cm" draw:start-shape="id1" draw:start-glue-point="4" draw:end-shape="id2" draw:end-glue-point="3" svg:d="M1135 3157v-1768h1465" svg:viewBox="0 0 1466 1769">
          <text:p/>
        </draw:connector>
        <draw:connector draw:style-name="gr4" draw:text-style-name="P3" xml:id="id8" draw:id="id8" draw:layer="layout" svg:x1="5.549cm" svg:y1="2.949cm" svg:x2="4cm" svg:y2="1.389cm" draw:start-shape="id3" draw:start-glue-point="0" draw:end-shape="id2" draw:end-glue-point="1" svg:d="M5549 2949v-1560h-1549" svg:viewBox="0 0 1550 1561">
          <text:p/>
        </draw:connector>
        <draw:g>
          <draw:line draw:style-name="gr1" draw:text-style-name="P1" draw:layer="layout" svg:x1="1.999cm" svg:y1="6.622cm" svg:x2="0.844cm" svg:y2="6.622cm">
            <text:p/>
          </draw:line>
          <draw:line draw:style-name="gr1" draw:text-style-name="P1" draw:layer="layout" svg:x1="2cm" svg:y1="6.614cm" svg:x2="0.845cm" svg:y2="6.614cm">
            <text:p/>
          </draw:line>
          <draw:line draw:style-name="gr1" draw:text-style-name="P1" draw:layer="layout" svg:x1="1.158cm" svg:y1="6.926cm" svg:x2="1.732cm" svg:y2="6.933cm">
            <text:p/>
          </draw:line>
          <draw:line draw:style-name="gr1" draw:text-style-name="P1" draw:layer="layout" svg:x1="1.312cm" svg:y1="7.197cm" svg:x2="1.588cm" svg:y2="7.2cm">
            <text:p/>
          </draw:line>
          <draw:line draw:style-name="gr1" draw:text-style-name="P1" draw:layer="layout" svg:x1="1.436cm" svg:y1="6.596cm" svg:x2="1.43cm" svg:y2="6.102cm">
            <text:p/>
          </draw:line>
        </draw:g>
        <draw:connector draw:style-name="gr5" draw:text-style-name="P4" draw:layer="layout" draw:line-skew="0.797cm" svg:x1="1.135cm" svg:y1="4.8cm" svg:x2="5.549cm" svg:y2="4.2cm" draw:start-shape="id1" draw:start-glue-point="8" draw:end-shape="id3" draw:end-glue-point="2" svg:d="M1135 4800v1298h4414v-1898" svg:viewBox="0 0 4415 1899">
          <text:p/>
        </draw:connector>
        <draw:frame draw:style-name="gr6" draw:text-style-name="P5" draw:layer="layout" svg:width="1.243cm" svg:height="1.614cm" svg:x="6.157cm" svg:y="5.2cm">
          <draw:text-box>
            <text:p>R<text:span text:style-name="T1">4</text:span></text:p>
          </draw:text-box>
        </draw:frame>
        <draw:frame draw:style-name="gr7" draw:text-style-name="P5" draw:layer="layout" svg:width="1.243cm" svg:height="1.114cm" svg:x="3.657cm" svg:y="0.2cm">
          <draw:text-box>
            <text:p>C<text:span text:style-name="T1">1</text:span></text:p>
          </draw:text-box>
        </draw:frame>
        <draw:frame draw:style-name="gr8" draw:text-style-name="P5" draw:layer="layout" svg:width="1.162cm" svg:height="1.114cm" svg:x="5.938cm" svg:y="2.986cm">
          <draw:text-box>
            <text:p>R<text:span text:style-name="T1">1</text:span></text:p>
          </draw:text-box>
        </draw:frame>
        <draw:frame draw:style-name="gr9" draw:text-style-name="P5" draw:layer="layout" svg:width="1.162cm" svg:height="1.114cm" svg:x="14.238cm" svg:y="2.4cm">
          <draw:text-box>
            <text:p>R<text:span text:style-name="T1">2</text:span></text:p>
          </draw:text-box>
        </draw:frame>
        <draw:connector draw:style-name="gr4" draw:text-style-name="P3" draw:layer="layout" svg:x1="9.8cm" svg:y1="4.501cm" svg:x2="7.55cm" svg:y2="5.097cm" draw:start-shape="id4" draw:start-glue-point="3" draw:end-shape="id5" draw:end-glue-point="0" svg:d="M9800 4501h-2250v596" svg:viewBox="0 0 2251 597">
          <text:p/>
        </draw:connector>
        <draw:connector draw:style-name="gr4" draw:text-style-name="P3" draw:layer="layout" draw:line-skew="-0.175cm" svg:x1="11.151cm" svg:y1="4.501cm" svg:x2="14cm" svg:y2="2.2cm" draw:start-shape="id4" draw:start-glue-point="1" draw:end-shape="id6" draw:end-glue-point="3" svg:d="M11151 4501h1250v-2301h1599" svg:viewBox="0 0 2850 2302">
          <text:p/>
        </draw:connector>
        <draw:frame draw:style-name="gr8" draw:text-style-name="P5" draw:layer="layout" svg:width="1.162cm" svg:height="1.114cm" svg:x="9.838cm" svg:y="3.1cm">
          <draw:text-box>
            <text:p><text:span text:style-name="T2">R</text:span><text:span text:style-name="T3">3</text:span></text:p>
          </draw:text-box>
        </draw:frame>
        <draw:g xml:id="id7" draw:id="id7">
          <draw:line draw:style-name="gr3" draw:text-style-name="P1" draw:layer="layout" svg:x1="17.91cm" svg:y1="5.01cm" svg:x2="17.91cm" svg:y2="4.545cm">
            <text:p/>
          </draw:line>
          <draw:line draw:style-name="gr3" draw:text-style-name="P1" draw:layer="layout" svg:x1="19.021cm" svg:y1="4.541cm" svg:x2="16.802cm" svg:y2="4.541cm">
            <text:p/>
          </draw:line>
          <draw:line draw:style-name="gr3" draw:text-style-name="P1" draw:layer="layout" svg:x1="19.019cm" svg:y1="4.073cm" svg:x2="16.8cm" svg:y2="4.073cm">
            <text:p/>
          </draw:line>
          <draw:line draw:style-name="gr3" draw:text-style-name="P1" draw:layer="layout" svg:x1="17.91cm" svg:y1="4.075cm" svg:x2="17.91cm" svg:y2="3.61cm">
            <text:p/>
          </draw:line>
        </draw:g>
        <draw:connector draw:style-name="gr4" draw:text-style-name="P3" draw:layer="layout" svg:x1="17.91cm" svg:y1="3.61cm" svg:x2="15.5cm" svg:y2="2.2cm" draw:start-shape="id7" draw:start-glue-point="0" draw:end-shape="id6" draw:end-glue-point="1" svg:d="M17910 3610v-1410h-2410" svg:viewBox="0 0 2411 1411">
          <text:p/>
        </draw:connector>
        <draw:frame draw:style-name="gr8" draw:text-style-name="P5" draw:layer="layout" svg:width="1.162cm" svg:height="1.114cm" svg:x="16.838cm" svg:y="4.5cm">
          <draw:text-box>
            <text:p>C<text:span text:style-name="T1">2</text:span></text:p>
          </draw:text-box>
        </draw:frame>
        <draw:g>
          <draw:connector draw:style-name="gr10" draw:text-style-name="P6" draw:layer="layout" draw:type="line" svg:x1="11.298cm" svg:y1="2.2cm" svg:x2="12.398cm" svg:y2="2.2cm" svg:d="M11298 2200h1100" svg:viewBox="0 0 1101 1">
            <text:p/>
          </draw:connector>
          <draw:g>
            <draw:connector draw:style-name="gr10" draw:text-style-name="P6" draw:layer="layout" draw:type="line" svg:x1="7.5cm" svg:y1="3cm" svg:x2="8.5cm" svg:y2="3cm" svg:d="M7500 3000h1000" svg:viewBox="0 0 1001 1">
              <text:p/>
            </draw:connector>
            <draw:g>
              <draw:custom-shape draw:style-name="gr11" draw:text-style-name="P2" draw:layer="layout" svg:width="3cm" svg:height="3cm" draw:transform="rotate (-1.5707963267949) translate (11.429cm 0.7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12" draw:text-style-name="P5" draw:layer="layout" svg:width="0.875cm" svg:height="2.384cm" svg:x="8.429cm" svg:y="1cm">
                <draw:text-box>
                  <text:p>+</text:p>
                  <text:p/>
                  <text:p>-</text:p>
                </draw:text-box>
              </draw:frame>
            </draw:g>
            <draw:connector draw:style-name="gr10" draw:text-style-name="P6" draw:layer="layout" draw:type="line" svg:x1="7.929cm" svg:y1="1.4cm" svg:x2="8.458cm" svg:y2="1.4cm" svg:d="M7929 1400h529" svg:viewBox="0 0 530 1">
              <text:p/>
            </draw:connector>
          </draw:g>
        </draw:g>
        <draw:connector draw:style-name="gr10" draw:text-style-name="P6" draw:layer="layout" draw:type="line" svg:x1="5.549cm" svg:y1="1.389cm" svg:x2="8.082cm" svg:y2="1.389cm" draw:start-shape="id8" draw:start-glue-point="0" svg:d="M5549 1389h2533" svg:viewBox="0 0 2534 1">
          <text:p/>
        </draw:connector>
        <draw:connector draw:style-name="gr10" draw:text-style-name="P7" draw:layer="layout" draw:type="line" svg:x1="7.55cm" svg:y1="2.984cm" svg:x2="7.55cm" svg:y2="5.097cm" draw:end-shape="id5" draw:end-glue-point="0" svg:d="M7550 2984v2113" svg:viewBox="0 0 1 2114">
          <text:p/>
        </draw:connector>
        <draw:connector draw:style-name="gr10" draw:text-style-name="P7" draw:layer="layout" draw:type="line" svg:x1="7.55cm" svg:y1="6.4cm" svg:x2="7.561cm" svg:y2="8.298cm" draw:start-shape="id5" draw:start-glue-point="2" svg:d="M7550 6400l11 1898" svg:viewBox="0 0 12 1899">
          <text:p/>
        </draw:connector>
        <draw:g>
          <draw:line draw:style-name="gr1" draw:text-style-name="P1" draw:layer="layout" svg:x1="8.199cm" svg:y1="8.62cm" svg:x2="6.9cm" svg:y2="8.62cm">
            <text:p/>
          </draw:line>
          <draw:line draw:style-name="gr1" draw:text-style-name="P1" draw:layer="layout" svg:x1="8.2cm" svg:y1="8.612cm" svg:x2="6.901cm" svg:y2="8.612cm">
            <text:p/>
          </draw:line>
          <draw:line draw:style-name="gr1" draw:text-style-name="P1" draw:layer="layout" svg:x1="7.253cm" svg:y1="8.924cm" svg:x2="7.899cm" svg:y2="8.931cm">
            <text:p/>
          </draw:line>
          <draw:line draw:style-name="gr1" draw:text-style-name="P1" draw:layer="layout" svg:x1="7.427cm" svg:y1="9.195cm" svg:x2="7.737cm" svg:y2="9.198cm">
            <text:p/>
          </draw:line>
          <draw:line draw:style-name="gr1" draw:text-style-name="P1" draw:layer="layout" svg:x1="7.566cm" svg:y1="8.594cm" svg:x2="7.559cm" svg:y2="8.1cm">
            <text:p/>
          </draw:line>
        </draw:g>
        <draw:connector draw:style-name="gr10" draw:text-style-name="P7" draw:layer="layout" draw:type="line" svg:x1="17.91cm" svg:y1="5.01cm" svg:x2="17.912cm" svg:y2="6.217cm" draw:start-shape="id7" draw:start-glue-point="2" svg:d="M17910 5010l2 1207" svg:viewBox="0 0 3 1208">
          <text:p/>
        </draw:connector>
        <draw:g>
          <draw:line draw:style-name="gr1" draw:text-style-name="P1" draw:layer="layout" svg:x1="18.499cm" svg:y1="6.72cm" svg:x2="17.3cm" svg:y2="6.72cm">
            <text:p/>
          </draw:line>
          <draw:line draw:style-name="gr1" draw:text-style-name="P1" draw:layer="layout" svg:x1="18.5cm" svg:y1="6.712cm" svg:x2="17.301cm" svg:y2="6.712cm">
            <text:p/>
          </draw:line>
          <draw:line draw:style-name="gr1" draw:text-style-name="P1" draw:layer="layout" svg:x1="17.626cm" svg:y1="7.024cm" svg:x2="18.222cm" svg:y2="7.031cm">
            <text:p/>
          </draw:line>
          <draw:line draw:style-name="gr1" draw:text-style-name="P1" draw:layer="layout" svg:x1="17.786cm" svg:y1="7.295cm" svg:x2="18.072cm" svg:y2="7.298cm">
            <text:p/>
          </draw:line>
          <draw:line draw:style-name="gr1" draw:text-style-name="P1" draw:layer="layout" svg:x1="17.914cm" svg:y1="6.694cm" svg:x2="17.908cm" svg:y2="6.2cm">
            <text:p/>
          </draw:line>
        </draw:g>
        <draw:connector draw:style-name="gr10" draw:text-style-name="P7" draw:layer="layout" draw:type="line" svg:x1="19.261cm" svg:y1="2.2cm" svg:x2="17.9cm" svg:y2="2.192cm" svg:d="M19261 2200l-1361-8" svg:viewBox="0 0 1362 9">
          <text:p/>
        </draw:connector>
        <draw:connector draw:style-name="gr10" draw:text-style-name="P7" draw:layer="layout" draw:type="line" svg:x1="19.261cm" svg:y1="6.108cm" svg:x2="17.9cm" svg:y2="6.1cm" svg:d="M19261 6108l-1361-8" svg:viewBox="0 0 1362 9">
          <text:p/>
        </draw:connector>
        <draw:custom-shape draw:style-name="gr13" draw:text-style-name="P3" draw:layer="layout" svg:width="0.4cm" svg:height="0.4cm" svg:x="19.2cm" svg:y="1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4cm" svg:height="0.4cm" svg:x="19.3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149cm" svg:height="4.655cm" svg:x="19.7cm" svg:y="1.845cm">
          <draw:text-box>
            <text:p><text:span text:style-name="T4"><text:s/></text:span><text:span text:style-name="T5">+</text:span></text:p>
            <text:p><text:span text:style-name="T5"/></text:p>
            <text:p><text:span text:style-name="T5">v</text:span><text:span text:style-name="T6">o</text:span></text:p>
            <text:p><text:span text:style-name="T6"/></text:p>
            <text:p><text:span text:style-name="T7">-</text:span></text:p>
          </draw:text-box>
        </draw:frame>
        <draw:frame draw:style-name="gr15" draw:text-style-name="P9" draw:layer="layout" svg:width="1.255cm" svg:height="1.825cm" svg:x="11.239cm" svg:y="1.027cm">
          <draw:text-box>
            <text:p><text:span text:style-name="T8">v</text:span><text:span text:style-name="T9">A</text:span></text:p>
          </draw:text-box>
        </draw:frame>
        <draw:frame draw:style-name="gr15" draw:text-style-name="P9" draw:layer="layout" svg:width="1.255cm" svg:height="1.825cm" svg:x="1.9cm" svg:y="3.475cm">
          <draw:text-box>
            <text:p><text:span text:style-name="T8">v</text:span><text:span text:style-name="T9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padmaa-Bold.1.1" svg:font-family="padmaa-Bold.1.1" style:font-adornments="Bold Italic" style:font-pitch="variable"/>
    <style:font-face style:name="padmaa-Bold.1.11" svg:font-family="padmaa-Bold.1.1" style:font-adornments="Bold.1.1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22T14:29:05.975599706</meta:creation-date>
    <dc:date>2021-06-04T17:44:08.273106893</dc:date>
    <meta:editing-duration>PT56M29S</meta:editing-duration>
    <meta:editing-cycles>14</meta:editing-cycles>
    <meta:generator>LibreOffice/6.0.7.3$Linux_X86_64 LibreOffice_project/00m0$Build-3</meta:generator>
    <meta:document-statistic meta:object-count="92"/>
  </office:meta>
</office:document-meta>
</file>